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45f" officeooo:paragraph-rsid="0011145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 1<text:span text:style-name="T1">st</text:span> 2018</text:p>
      <text:p text:style-name="P1">Meeting Not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06:29.320295061</meta:creation-date>
    <dc:date>2018-02-01T14:07:08.880424987</dc:date>
    <meta:editing-duration>PT41S</meta:editing-duration>
    <meta:editing-cycles>1</meta:editing-cycles>
    <meta:document-statistic meta:table-count="0" meta:image-count="0" meta:object-count="0" meta:page-count="1" meta:paragraph-count="2" meta:word-count="5" meta:character-count="25" meta:non-whitespace-character-count="22"/>
    <meta:generator>LibreOffice/5.1.6.2$Linux_X86_64 LibreOffice_project/10m0$Build-2</meta:generator>
  </office:meta>
</office:document-meta>
</file>